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 table:number-columns-repeated="2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table:number-columns-repeated="6"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table:number-columns-repeated="24"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.00.0000</text:date>, <text:time style:data-style-name="N2" text:time-value="22:47:34.16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19T22:54:03.163000000</dc:date>
    <meta:editing-duration>P7DT13H32M18S</meta:editing-duration>
    <meta:editing-cycles>3291</meta:editing-cycles>
    <meta:document-statistic meta:table-count="6" meta:cell-count="9081" meta:object-count="0"/>
    <meta:user-defined meta:name="qrichtext">1</meta:user-defined>
  </office:meta>
</office:document-meta>
</file>